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Bengali" svg:font-family="'Lohit Bengali'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'Helvetica Neue', Helvetica, Arial, sans-serif"/>
    <style:font-face style:name="OpenSymbol" svg:font-family="OpenSymbol" style:font-charset="x-symbol"/>
  </office:font-face-decls>
  <office:automatic-styles>
    <style:style style:name="P1" style:family="paragraph" style:parent-style-name="Heading_20_4">
      <style:paragraph-properties fo:text-align="justify" style:justify-single-word="false"/>
      <style:text-properties officeooo:rsid="00130984" officeooo:paragraph-rsid="0016fb82"/>
    </style:style>
    <style:style style:name="P2" style:family="paragraph" style:parent-style-name="Standard">
      <style:paragraph-properties fo:text-align="justify" style:justify-single-word="false"/>
      <style:text-properties officeooo:rsid="00130984" officeooo:paragraph-rsid="00130984"/>
    </style:style>
    <style:style style:name="P3" style:family="paragraph" style:parent-style-name="Standard">
      <style:text-properties officeooo:rsid="00130984" officeooo:paragraph-rsid="00130984" loext:padding="0.049cm" loext:border="0.06pt solid #e5e7eb"/>
    </style:style>
    <style:style style:name="P4" style:family="paragraph" style:parent-style-name="Standard">
      <style:paragraph-properties fo:text-align="justify" style:justify-single-word="false"/>
      <style:text-properties officeooo:rsid="00130984" officeooo:paragraph-rsid="00130984" loext:padding="0.049cm" loext:border="0.06pt solid #e5e7eb"/>
    </style:style>
    <style:style style:name="P5" style:family="paragraph" style:parent-style-name="Standard">
      <style:paragraph-properties fo:text-align="justify" style:justify-single-word="false"/>
      <style:text-properties loext:padding="0.049cm" loext:border="0.06pt solid #e5e7eb"/>
    </style:style>
    <style:style style:name="P6" style:family="paragraph" style:parent-style-name="Text_20_body">
      <style:paragraph-properties fo:padding="0.049cm" fo:border="0.06pt solid #e5e7eb"/>
      <style:text-properties loext:padding="0.049cm" loext:border="0.06pt solid #e5e7eb"/>
    </style:style>
    <style:style style:name="P7" style:family="paragraph" style:parent-style-name="Standard">
      <style:paragraph-properties fo:text-align="justify" style:justify-single-word="false"/>
      <style:text-properties style:font-name="Lohit Bengali" officeooo:rsid="00130984" officeooo:paragraph-rsid="00130984"/>
    </style:style>
    <style:style style:name="P8" style:family="paragraph" style:parent-style-name="Standard">
      <style:paragraph-properties fo:text-align="justify" style:justify-single-word="false" fo:padding="0.049cm" fo:border="0.06pt solid #e5e7eb"/>
      <style:text-properties style:font-name="Lohit Bengali" loext:padding="0.049cm" loext:border="0.06pt solid #e5e7eb"/>
    </style:style>
    <style:style style:name="P9" style:family="paragraph" style:parent-style-name="Text_20_body">
      <style:paragraph-properties fo:text-align="justify" style:justify-single-word="false" fo:padding="0.049cm" fo:border="0.06pt solid #e5e7eb"/>
      <style:text-properties style:font-name="Lohit Bengali" loext:padding="0.049cm" loext:border="0.06pt solid #e5e7eb"/>
    </style:style>
    <style:style style:name="P10" style:family="paragraph" style:parent-style-name="Standard">
      <style:paragraph-properties fo:text-align="justify" style:justify-single-word="false"/>
      <style:text-properties style:font-name="Lohit Bengali"/>
    </style:style>
    <style:style style:name="P11" style:family="paragraph" style:parent-style-name="Text_20_body">
      <style:paragraph-properties fo:text-align="justify" style:justify-single-word="false"/>
      <style:text-properties style:font-name="Lohit Bengali"/>
    </style:style>
    <style:style style:name="P12" style:family="paragraph" style:parent-style-name="Text_20_body">
      <style:paragraph-properties fo:text-align="justify" style:justify-single-word="false" fo:padding="0.049cm" fo:border="0.06pt solid #e5e7eb"/>
      <style:text-properties style:font-name="Lohit Bengali" fo:font-size="12pt" style:font-size-asian="12pt" style:font-size-complex="12pt" loext:padding="0.049cm" loext:border="0.06pt solid #e5e7eb"/>
    </style:style>
    <style:style style:name="P13" style:family="paragraph" style:parent-style-name="Text_20_body">
      <style:paragraph-properties fo:text-align="justify" style:justify-single-word="false" fo:padding="0.049cm" fo:border="0.06pt solid #e5e7eb"/>
    </style:style>
    <style:style style:name="P14" style:family="paragraph" style:parent-style-name="Text_20_body">
      <style:paragraph-properties fo:text-align="justify" style:justify-single-word="false" fo:padding="0.049cm" fo:border="0.06pt solid #e5e7eb"/>
      <style:text-properties officeooo:paragraph-rsid="0018f2f3"/>
    </style:style>
    <style:style style:name="P15" style:family="paragraph" style:parent-style-name="Text_20_body">
      <style:paragraph-properties fo:text-align="justify" style:justify-single-word="false" fo:padding="0.049cm" fo:border="0.06pt solid #e5e7eb"/>
      <style:text-properties officeooo:paragraph-rsid="0019591b"/>
    </style:style>
    <style:style style:name="P16" style:family="paragraph" style:parent-style-name="Standard">
      <style:paragraph-properties fo:text-align="justify" style:justify-single-word="false"/>
      <style:text-properties officeooo:rsid="00130984" officeooo:paragraph-rsid="00130984" loext:padding="0.049cm" loext:border="0.06pt solid #e5e7eb"/>
    </style:style>
    <style:style style:name="P17" style:family="paragraph" style:parent-style-name="Standard">
      <style:text-properties officeooo:rsid="00130984" officeooo:paragraph-rsid="00130984" loext:padding="0.049cm" loext:border="0.06pt solid #e5e7eb"/>
    </style:style>
    <style:style style:name="P18" style:family="paragraph" style:parent-style-name="Text_20_body">
      <style:paragraph-properties fo:text-align="justify" style:justify-single-word="false" fo:padding="0.049cm" fo:border="0.06pt solid #e5e7eb"/>
      <style:text-properties style:font-name="Lohit Bengali" loext:padding="0.049cm" loext:border="0.06pt solid #e5e7eb"/>
    </style:style>
    <style:style style:name="P19" style:family="paragraph" style:parent-style-name="Text_20_body">
      <style:paragraph-properties fo:text-align="justify" style:justify-single-word="false" fo:padding="0.049cm" fo:border="0.06pt solid #e5e7eb"/>
      <style:text-properties style:font-name="Lohit Bengali" officeooo:rsid="0018f2f3" officeooo:paragraph-rsid="0018f2f3" loext:padding="0.049cm" loext:border="0.06pt solid #e5e7eb"/>
    </style:style>
    <style:style style:name="P20" style:family="paragraph" style:parent-style-name="Text_20_body">
      <style:paragraph-properties fo:text-align="justify" style:justify-single-word="false" fo:padding="0.049cm" fo:border="0.06pt solid #e5e7eb"/>
      <style:text-properties style:font-name="Lohit Bengali" fo:font-size="12pt" style:font-size-asian="12pt" style:font-size-complex="12pt" loext:padding="0.049cm" loext:border="0.06pt solid #e5e7eb"/>
    </style:style>
    <style:style style:name="P21" style:family="paragraph" style:parent-style-name="Text_20_body">
      <style:paragraph-properties fo:text-align="justify" style:justify-single-word="false" fo:padding="0.049cm" fo:border="0.06pt solid #e5e7eb"/>
      <style:text-properties style:font-name="Lohit Bengali" fo:font-size="12pt" officeooo:rsid="001dab42" officeooo:paragraph-rsid="001dab42" style:font-size-asian="12pt" style:font-size-complex="12pt" loext:padding="0.049cm" loext:border="0.06pt solid #e5e7eb"/>
    </style:style>
    <style:style style:name="P22" style:family="paragraph" style:parent-style-name="Text_20_body" style:list-style-name="L1">
      <style:paragraph-properties fo:text-align="justify" style:justify-single-word="false" fo:padding="0.049cm" fo:border="0.06pt solid #e5e7eb"/>
    </style:style>
    <style:style style:name="P23" style:family="paragraph" style:parent-style-name="Text_20_body">
      <style:paragraph-properties fo:padding="0.049cm" fo:border="0.06pt solid #e5e7eb"/>
      <style:text-properties loext:padding="0.049cm" loext:border="0.06pt solid #e5e7eb"/>
    </style:style>
    <style:style style:name="T1" style:family="text">
      <style:text-properties loext:padding="0.049cm" loext:border="0.06pt solid #e5e7eb"/>
    </style:style>
    <style:style style:name="T2" style:family="text">
      <style:text-properties officeooo:rsid="00130984" loext:padding="0.049cm" loext:border="0.06pt solid #e5e7eb"/>
    </style:style>
    <style:style style:name="T3" style:family="text">
      <style:text-properties fo:background-color="#ffff00" loext:char-shading-value="0"/>
    </style:style>
    <style:style style:name="T4" style:family="text">
      <style:text-properties fo:background-color="#ffff00" loext:char-shading-value="0" loext:padding="0.049cm" loext:border="0.06pt solid #e5e7eb"/>
    </style:style>
    <style:style style:name="T5" style:family="text">
      <style:text-properties fo:color="#e83e8c" loext:opacity="100%" loext:padding="0.049cm" loext:border="0.06pt solid #e5e7eb"/>
    </style:style>
    <style:style style:name="T6" style:family="text">
      <style:text-properties fo:color="#e83e8c" loext:opacity="100%" fo:font-weight="bold" style:font-weight-asian="bold" style:font-weight-complex="bold" loext:padding="0.049cm" loext:border="0.06pt solid #e5e7eb"/>
    </style:style>
    <style:style style:name="T7" style:family="text">
      <style:text-properties fo:color="#e83e8c" loext:opacity="100%" fo:font-weight="bold" officeooo:rsid="0016fb82" style:font-weight-asian="bold" style:font-weight-complex="bold" loext:padding="0.049cm" loext:border="0.06pt solid #e5e7eb"/>
    </style:style>
    <style:style style:name="T8" style:family="text">
      <style:text-properties officeooo:rsid="0016fb82" loext:padding="0.049cm" loext:border="0.06pt solid #e5e7eb"/>
    </style:style>
    <style:style style:name="T9" style:family="text">
      <style:text-properties style:font-name="Liberation Serif" fo:font-size="12pt" fo:font-weight="bold" officeooo:rsid="0016fb82" style:font-name-asian="Noto Serif CJK SC" style:font-size-asian="12pt" style:font-weight-asian="bold" style:font-name-complex="Lohit Devanagari1" style:font-size-complex="12pt" style:font-weight-complex="bold" loext:padding="0.049cm" loext:border="0.06pt solid #e5e7eb"/>
    </style:style>
    <style:style style:name="T10" style:family="text">
      <style:text-properties fo:font-variant="normal" fo:text-transform="none" fo:font-size="13.5pt" fo:letter-spacing="normal" fo:font-style="normal" fo:font-weight="normal" officeooo:rsid="0019591b" loext:padding="0.049cm" loext:border="0.06pt solid #e5e7eb"/>
    </style:style>
    <style:style style:name="T11" style:family="text">
      <style:text-properties fo:font-variant="normal" fo:text-transform="none" style:font-name="Lohit Bengali" fo:font-size="13.5pt" fo:letter-spacing="normal" fo:font-style="normal" fo:font-weight="normal" officeooo:rsid="0019591b" loext:padding="0.049cm" loext:border="0.06pt solid #e5e7eb"/>
    </style:style>
    <style:style style:name="T12" style:family="text">
      <style:text-properties fo:font-variant="normal" fo:text-transform="none" style:font-name="Lohit Bengali" fo:font-size="13.5pt" fo:letter-spacing="normal" fo:font-style="normal" fo:font-weight="normal" officeooo:rsid="0019591b" style:font-name-asian="Noto Sans Mono CJK SC" style:font-name-complex="Liberation Mono" loext:padding="0.049cm" loext:border="0.06pt solid #e5e7eb"/>
    </style:style>
    <style:style style:name="T13" style:family="text">
      <style:text-properties fo:font-variant="normal" fo:text-transform="none" style:font-name="Lohit Bengali" fo:font-size="13.5pt" fo:letter-spacing="normal" fo:font-style="normal" fo:font-weight="normal" officeooo:rsid="00190c19" loext:padding="0.049cm" loext:border="0.06pt solid #e5e7eb"/>
    </style:style>
    <style:style style:name="T14" style:family="text">
      <style:text-properties fo:font-variant="normal" fo:text-transform="none" style:font-name="Lohit Bengali" fo:font-size="13.5pt" fo:letter-spacing="normal" fo:font-style="normal" fo:font-weight="normal" officeooo:rsid="00190c19" fo:background-color="#ffff00" loext:char-shading-value="0" loext:padding="0.049cm" loext:border="0.06pt solid #e5e7eb"/>
    </style:style>
    <style:style style:name="T15" style:family="text">
      <style:text-properties fo:font-variant="normal" fo:text-transform="none" style:font-name="Lohit Bengali" fo:font-size="12pt" fo:letter-spacing="normal" fo:font-style="normal" fo:font-weight="normal" officeooo:rsid="001bf3ab" style:font-size-asian="12pt" style:font-size-complex="12pt" loext:padding="0.049cm" loext:border="0.06pt solid #e5e7eb"/>
    </style:style>
    <style:style style:name="T16" style:family="text">
      <style:text-properties fo:font-variant="normal" fo:text-transform="none" style:font-name="Lohit Bengali" fo:font-size="12pt" fo:letter-spacing="normal" fo:font-style="normal" fo:font-weight="normal" officeooo:rsid="0019591b" style:font-size-asian="12pt" style:font-size-complex="12pt" loext:padding="0.049cm" loext:border="0.06pt solid #e5e7eb"/>
    </style:style>
    <style:style style:name="T17" style:family="text">
      <style:text-properties fo:font-variant="normal" fo:text-transform="none" style:font-name="Lohit Bengali" fo:font-size="12pt" fo:letter-spacing="normal" fo:font-style="normal" fo:font-weight="normal" officeooo:rsid="001bf3ab" style:font-name-asian="Noto Sans Mono CJK SC" style:font-size-asian="12pt" style:font-name-complex="Liberation Mono" style:font-size-complex="12pt" loext:padding="0.049cm" loext:border="0.06pt solid #e5e7eb"/>
    </style:style>
    <style:style style:name="T18" style:family="text">
      <style:text-properties fo:font-variant="normal" fo:text-transform="none" style:font-name="Lohit Bengali" fo:font-size="12pt" fo:letter-spacing="normal" fo:font-style="normal" fo:font-weight="normal" officeooo:rsid="0019591b" fo:background-color="#ffff00" loext:char-shading-value="0" style:font-size-asian="12pt" style:font-size-complex="12pt" loext:padding="0.049cm" loext:border="0.06pt solid #e5e7eb"/>
    </style:style>
    <style:style style:name="T19" style:family="text">
      <style:text-properties style:font-name="Lohit Bengali" loext:padding="0.049cm" loext:border="0.06pt solid #e5e7eb"/>
    </style:style>
    <style:style style:name="T20" style:family="text">
      <style:text-properties style:font-name="Lohit Bengali" officeooo:rsid="001577d5" loext:padding="0.049cm" loext:border="0.06pt solid #e5e7eb"/>
    </style:style>
    <style:style style:name="T21" style:family="text">
      <style:text-properties style:font-name="Lohit Bengali" officeooo:rsid="001577d5" fo:background-color="#ffff00" loext:char-shading-value="0" loext:padding="0.049cm" loext:border="0.06pt solid #e5e7eb"/>
    </style:style>
    <style:style style:name="T22" style:family="text">
      <style:text-properties style:font-name="Lohit Bengali" fo:background-color="#ffff00" loext:char-shading-value="0" loext:padding="0.049cm" loext:border="0.06pt solid #e5e7eb"/>
    </style:style>
    <style:style style:name="T23" style:family="text">
      <style:text-properties style:font-name="Lohit Bengali" officeooo:rsid="00190c19" loext:padding="0.049cm" loext:border="0.06pt solid #e5e7eb"/>
    </style:style>
    <style:style style:name="T24" style:family="text">
      <style:text-properties style:font-name="Liberation Mono" loext:padding="0.049cm" loext:border="0.06pt solid #e5e7eb"/>
    </style:style>
    <style:style style:name="T25" style:family="text">
      <style:text-properties officeooo:rsid="001bf3ab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HMTL</text:p>
      <text:p text:style-name="P4"/>
      <text:p text:style-name="P10"><text:span text:style-name="T2">E</text:span><text:span text:style-name="T1">s importante utilizar las etiquetas correctas para el contenido. El uso de las etiquetas correctas puede tener un gran impacto en dos aspectos de sus sitios: cómo se clasifican en los motores de búsqueda; y qué tan accesibles son para los usuarios que dependen de tecnologías de asistencia, como lectores de pantalla, para usar Internet.</text:span></text:p>
      <text:p text:style-name="P5"/>
      <text:p text:style-name="P7"><text:span text:style-name="T1">El correcto uso de los elementos para el contenido se denomina </text:span><text:span text:style-name="T4">HTML Semántico</text:span><text:span text:style-name="T1">.</text:span></text:p>
      <text:p text:style-name="P4"/>
      <text:p text:style-name="P2"><text:span text:style-name="T19">Siempre debemos nombrar el archivo HTML que contendrá la página de inicio de nuestros sitios web </text:span><text:span text:style-name="Source_20_Text"><text:span text:style-name="T4">index.html</text:span></text:span><text:span text:style-name="T1">. </text:span><text:span text:style-name="T19">Esto se debe a que los servidores web buscarán de forma predeterminada una página </text:span><text:span text:style-name="T24">index.html </text:span><text:span text:style-name="T19">cuando los usuarios accedan a nuestros sitios web, y no tener uno causará grandes problemas.</text:span></text:p>
      <text:p text:style-name="P4"/>
      <text:p text:style-name="P2"><text:span text:style-name="T19">Cada página HTML comienza con una declaración de tipo de documento </text:span><text:span text:style-name="T20">(</text:span><text:span text:style-name="T21">DOCTYPE</text:span><text:span text:style-name="T20">)</text:span><text:span text:style-name="T19">. El propósito del tipo de documento es decirle al navegador qué versión de HTML debe usar para representar el documento. La última versión de HTML es HTML5 y el </text:span><text:span text:style-name="T20">doctype</text:span><text:span text:style-name="T19"> para esa versión es simplemente</text:span><text:span text:style-name="T1"> </text:span><text:span text:style-name="Source_20_Text"><text:span text:style-name="T6">&lt;!DOCTYPE html&gt;</text:span></text:span><text:span text:style-name="T1">.</text:span></text:p>
      <text:p text:style-name="P4"/>
      <text:h text:style-name="P1" text:outline-level="4"><text:bookmark text:name="what-is-the-lang-attribute"/><text:span text:style-name="T1">¿</text:span><text:span text:style-name="T8">Qu</text:span><text:span text:style-name="T9">é</text:span><text:span text:style-name="T1"> es el atributo </text:span><text:span text:style-name="Source_20_Text"><text:span text:style-name="T5">lang</text:span></text:span><text:span text:style-name="T1">?</text:span></text:h>
      <text:p text:style-name="P13"><text:span text:style-name="Source_20_Text"><text:span text:style-name="T7">l</text:span></text:span><text:span text:style-name="Source_20_Text"><text:span text:style-name="T6">ang</text:span></text:span><text:span text:style-name="Source_20_Text"><text:span text:style-name="T1"> </text:span></text:span><text:span text:style-name="T19">especifica el idioma del contenido del texto en ese elemento. Este atributo se utiliza principalmente para mejorar la </text:span><text:span text:style-name="T22">accesibilidad</text:span><text:span text:style-name="T19"> de la página web. Permite que las tecnologías de asistencia, por ejemplo, los lectores de pantalla, se adapten al idioma e invoquen la pronunciación correcta.</text:span></text:p>
      <text:p text:style-name="P9"/>
      <text:p text:style-name="P19">El meta elemento Charset</text:p>
      <text:p text:style-name="P14"><text:span text:style-name="T19">Siempre deberíamos tener la meta <text:s/>etiqueta para la codificación del conjunto de caracteres de la página web en el elemento principal:</text:span><text:span text:style-name="T1"> </text:span><text:span text:style-name="Source_20_Text"><text:span text:style-name="T6">&lt;meta charset="utf-8"&gt;</text:span></text:span><text:span text:style-name="T1">.</text:span></text:p>
      <text:p text:style-name="P9"><text:soft-page-break/>Configurar la codificación es muy importante porque garantiza que la página web muestre <text:span text:style-name="T3">símbolos y caracteres especiales</text:span> de diferentes idiomas correctamente en el navegador.</text:p>
      <text:p text:style-name="P11"/>
      <text:p text:style-name="P11">Visualización de archivos HTML en el navegador</text:p>
      <text:p text:style-name="P8">Puede usar la terminal para abrir el archivo en su navegador.</text:p>
      <text:list xml:id="list90448927" text:style-name="L1">
        <text:list-item>
          <text:p text:style-name="P22"><text:span text:style-name="Source_20_Text"><text:span text:style-name="T23">En </text:span></text:span><text:span text:style-name="Source_20_Text"><text:span text:style-name="T19">Ubuntu </text:span></text:span><text:span text:style-name="Source_20_Text"><text:span text:style-name="T23">n</text:span></text:span><text:span text:style-name="T19">avegue hasta el directorio que contiene el archivo y escriba:</text:span><text:span text:style-name="T1"> </text:span><text:span text:style-name="Source_20_Text"><text:span text:style-name="T1">google-chrome index.html </text:span></text:span><text:span text:style-name="Source_20_Text"><text:span text:style-name="T23">(puede ir cualquier dominio al que quieras ingresar).</text:span></text:span></text:p>
        </text:list-item>
      </text:list>
      <text:p text:style-name="P13"><text:span text:style-name="Source_20_Text"><text:span text:style-name="T13">Los </text:span></text:span><text:span text:style-name="Source_20_Text"><text:span text:style-name="T14">validadores</text:span></text:span><text:span text:style-name="Source_20_Text"><text:span text:style-name="T13"> aseguran que su marcado sea correcto y son una excelente herramienta de aprendizaje, ya que brindan comentarios sobre los errores de sintaxis que puede estar cometiendo con frecuencia y de los que no está al tanto, como la falta de etiquetas de cierre y espacios adicionales en su HTML.</text:span></text:span></text:p>
      <text:p text:style-name="P15"><text:span text:style-name="Source_20_Text"><text:span text:style-name="T11">El m</text:span></text:span><text:span text:style-name="Source_20_Text"><text:span text:style-name="T12">á</text:span></text:span><text:span text:style-name="Source_20_Text"><text:span text:style-name="T11">s conocido es</text:span></text:span><text:span text:style-name="Source_20_Text"><text:span text:style-name="T10"> </text:span></text:span><text:a xlink:type="simple" xlink:href="https://validator.w3.org/" text:style-name="Internet_20_link" text:visited-style-name="Visited_20_Internet_20_Link"><text:span text:style-name="Source_20_Text"><text:span text:style-name="T10">https://validator.w3.org/</text:span></text:span></text:a></text:p>
      <text:p text:style-name="P15"><text:span text:style-name="Source_20_Text"><text:span text:style-name="T10"/></text:span></text:p>
      <text:p text:style-name="P15"><text:span text:style-name="Source_20_Text"><text:span text:style-name="T10">Anidamiento y sangría</text:span></text:span></text:p>
      <text:p text:style-name="P15"><text:span text:style-name="Source_20_Text"><text:span text:style-name="T15">Por lo general, al escribir c</text:span></text:span><text:span text:style-name="Source_20_Text"><text:span text:style-name="T17">ó</text:span></text:span><text:span text:style-name="Source_20_Text"><text:span text:style-name="T15">digo HTML, </text:span></text:span><text:span text:style-name="Source_20_Text"><text:span text:style-name="T16">sangramos </text:span></text:span><text:span text:style-name="Source_20_Text"><text:span text:style-name="T15">(o indentamos)</text:span></text:span><text:span text:style-name="Source_20_Text"><text:span text:style-name="T16"> los elementos que están dentro de otros elementos. Esto se conoce como </text:span></text:span><text:span text:style-name="Source_20_Text"><text:span text:style-name="T18">elementos de anidamiento </text:span></text:span><text:span text:style-name="Source_20_Text"><text:span text:style-name="T15">(nesting elements)</text:span></text:span><text:span text:style-name="Source_20_Text"><text:span text:style-name="T16">.</text:span></text:span></text:p>
      <text:p text:style-name="P12"><text:bookmark text:name="nested-relationship"/>Cuando anidamos elementos dentro de otros elementos, creamos una relación de <text:span text:style-name="T3">padre e hijo</text:span> entre ellos. Los elementos anidados son los elementos secundarios <text:span text:style-name="T25">(hijos)</text:span> y el elemento en el que están anidados es el principal <text:span text:style-name="T25">(padre)</text:span>. Al igual que en las relaciones humanas, los elementos padre HTML pueden tener muchos hijos. <text:bookmark text:name="elements-same-level"/>Los elementos en el mismo nivel de anidamiento se consideran <text:span text:style-name="T3">hermanos</text:span>.</text:p>
      <text:p text:style-name="P12"/>
      <text:p text:style-name="P21">Atributos HTML</text:p>
      <text:p text:style-name="P6"><text:soft-page-break/>Un atributo HTML brinda información adicional a un elemento HTML y siempre va en la etiqueta de apertura del elemento. Un atributo se compone de dos partes, un nombre y un valor.</text:p>
      <text:p text:style-name="P6"/>
      <text:p text:style-name="Text_20_body"><text:line-break/></text:p>
      <text:p text:style-name="P6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Bengali" svg:font-family="'Lohit Bengali'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'Helvetica Neue', Helvetica, Arial, sans-serif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2T09:37:19.444741138</meta:creation-date>
    <dc:date>2022-06-12T22:09:48.456567091</dc:date>
    <meta:editing-duration>PT1H28M23S</meta:editing-duration>
    <meta:editing-cycles>4</meta:editing-cycles>
    <meta:generator>LibreOffice/7.3.3.2$Linux_X86_64 LibreOffice_project/30$Build-2</meta:generator>
    <meta:document-statistic meta:table-count="0" meta:image-count="0" meta:object-count="0" meta:page-count="3" meta:paragraph-count="21" meta:word-count="489" meta:character-count="3072" meta:non-whitespace-character-count="2602"/>
  </office:meta>
</office:document-meta>
</file>